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align="start" style:justify-single-word="false" fo:text-indent="0cm" style:auto-text-indent="false"/>
      <style:text-properties fo:language="pt" fo:country="BR" fo:font-style="normal" style:font-style-asian="normal" style:font-style-complex="normal"/>
    </style:style>
    <style:style style:name="P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8" style:family="paragraph" style:parent-style-name="Header">
      <style:paragraph-properties fo:margin-left="-0.085cm" fo:margin-right="0.004cm" fo:text-indent="0cm" style:auto-text-indent="false" style:snap-to-layout-grid="false"/>
      <style:text-properties fo:font-size="8pt" style:font-size-asian="8pt"/>
    </style:style>
    <style:style style:name="P9" style:family="paragraph" style:parent-style-name="Header">
      <style:paragraph-properties fo:margin-left="-0.085cm" fo:margin-right="0.004cm" fo:text-indent="0cm" style:auto-text-indent="false" style:snap-to-layout-grid="false"/>
    </style:style>
    <style:style style:name="P10"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1"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2" style:family="paragraph" style:parent-style-name="Standard">
      <style:text-properties fo:language="pt" fo:country="BR"/>
    </style:style>
    <style:style style:name="P13" style:family="paragraph" style:parent-style-name="Standard">
      <style:text-properties fo:language="pt" fo:country="BR" fo:font-weight="bold" style:font-weight-asian="bold"/>
    </style:style>
    <style:style style:name="P14" style:family="paragraph" style:parent-style-name="Standard">
      <style:paragraph-properties fo:text-align="end" style:justify-single-word="false"/>
      <style:text-properties fo:language="pt" fo:country="BR"/>
    </style:style>
    <style:style style:name="P1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7" style:family="paragraph" style:parent-style-name="Standard">
      <style:paragraph-properties fo:text-align="end" style:justify-single-word="false"/>
      <style:text-properties style:font-name="Arial3" fo:language="pt" fo:country="BR" fo:font-weight="bold" style:font-weight-asian="bold"/>
    </style:style>
    <style:style style:name="P18"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9"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1"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2"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3"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4" style:family="paragraph" style:parent-style-name="Table_20_Contents">
      <style:paragraph-properties fo:margin-left="-0.009cm" fo:margin-right="-0.009cm" fo:text-align="center" style:justify-single-word="false" fo:text-indent="0cm" style:auto-text-indent="false"/>
    </style:style>
    <style:style style:name="P2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6"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7"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8"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9"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2"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3"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4"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5"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6"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7"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8"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9"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0"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1"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3"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4"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5"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6"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3"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4"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5"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6"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3"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4"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5"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6"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7"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8"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9"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0"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1"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2"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3"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4"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5"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6"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7"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8"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9"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0"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1"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2"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83" style:family="paragraph" style:parent-style-name="Heading_20_1" style:list-style-name="L1" style:master-page-name="">
      <style:paragraph-properties fo:margin-left="0cm" fo:margin-right="0cm" fo:margin-top="0.4cm" fo:margin-bottom="0.199cm" fo:line-height="100%" fo:text-align="justify" style:justify-single-word="false" fo:orphans="2" fo:widows="2" fo:text-indent="0cm" style:auto-text-indent="false" fo:break-before="auto" fo:break-after="auto"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4" style:family="paragraph" style:parent-style-name="Heading_20_1" style:list-style-name="L1">
      <style:paragraph-properties fo:margin-left="0cm" fo:margin-right="0cm" fo:text-indent="0cm" style:auto-text-indent="false"/>
    </style:style>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93"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94"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normal" style:font-weight-asian="normal" style:font-weight-complex="normal"/>
    </style:style>
    <style:style style:name="T10" style:family="text">
      <style:text-properties style:font-name="Arial3" fo:language="pt" fo:country="BR" fo:font-weight="normal" style:font-weight-asian="normal" style:font-weight-complex="normal"/>
    </style:style>
    <style:style style:name="T11" style:family="text">
      <style:text-properties style:font-name="Arial" style:font-name-asian="Times New Roman" style:font-name-complex="Times New Roman"/>
    </style:style>
    <style:style style:name="T12" style:family="text">
      <style:text-properties fo:font-style="italic" style:font-style-asian="italic" style:font-style-complex="italic"/>
    </style:style>
    <style:style style:name="T13" style:family="text">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T14"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0"/>
            </table:table-cell>
            <table:table-cell table:style-name="Table4.A1" office:value-type="string">
              <text:p text:style-name="P11"/>
            </table:table-cell>
          </table:table-row>
        </table:table-header-rows>
      </table:table>
      <text:p text:style-name="P12"/>
      <text:p text:style-name="P13"/>
      <text:p text:style-name="P15">Testes de Aceitação</text:p>
      <text:p text:style-name="P15">Docente</text:p>
      <text:p text:style-name="P16"/>
      <text:p text:style-name="P16"/>
      <text:p text:style-name="P17">Identificador do projeto:<text:line-break/><text:span text:style-name="T7">Escola</text:span></text:p>
      <text:p text:style-name="P17">Identificador do documento:<text:line-break/><text:span text:style-name="T7">escola-testes-aceitacao-docente-0.1</text:span></text:p>
      <text:p text:style-name="P17">Data de publicação:<text:line-break/><text:span text:style-name="T10">13</text:span><text:span text:style-name="T7">/06/2007</text:span></text:p>
      <text:p text:style-name="P14"><text:span text:style-name="T8">Gerente de projeto:<text:line-break/></text:span><text:span text:style-name="T9">Fábio Nogueira de Lucena</text:span></text:p>
      <text:p text:style-name="P26">Conteúdo</text:p>
      <text:table-of-content text:style-name="Sect1" text:name="Sumário1">
        <text:table-of-content-source text:outline-level="10"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93">1. <text:s/>Objetivos<text:tab/>1</text:p>
          <text:p text:style-name="P93">2. <text:s/>Testes de Aceitação<text:tab/>1</text:p>
          <text:p text:style-name="P94">2.1 Selecionar o curso (tela inicial do Docente)<text:tab/>1</text:p>
          <text:p text:style-name="P94">2.2 Cadastrar notas e freqüências <text:tab/>1</text:p>
          <text:p text:style-name="P94">2.3 Definir expressão de NF c/ média simples<text:tab/>1</text:p>
          <text:p text:style-name="P94">2.4 Definir expressão de NF c/ expressão<text:tab/>1</text:p>
          <text:p text:style-name="P94">2.5 Editar expressão de NF<text:tab/>1</text:p>
          <text:p text:style-name="P94">2.6 Excluir expressão de NF<text:tab/>2</text:p>
          <text:p text:style-name="P94">2.7 Consultar Desempenho<text:tab/>2</text:p>
          <text:p text:style-name="P93">3. <text:s/>Referências<text:tab/>2</text:p>
        </text:index-body>
      </text:table-of-content>
      <text:p text:style-name="P18"/>
      <text:p text:style-name="P18"/>
      <text:p text:style-name="P92">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9">Revisão</text:p>
          </table:table-cell>
          <table:table-cell table:style-name="Tabela4.A1" office:value-type="string">
            <text:p text:style-name="P19">Data</text:p>
          </table:table-cell>
          <table:table-cell table:style-name="Tabela4.A1" office:value-type="string">
            <text:p text:style-name="P22">Autor(es)</text:p>
          </table:table-cell>
          <table:table-cell table:style-name="Tabela4.D1" office:value-type="string">
            <text:p text:style-name="P19">Breve descrição</text:p>
          </table:table-cell>
        </table:table-row>
        <table:table-row table:style-name="Tabela4.1">
          <table:table-cell table:style-name="Tabela4.A2" office:value-type="string">
            <text:p text:style-name="P20">0.1</text:p>
          </table:table-cell>
          <table:table-cell table:style-name="Tabela4.A2" office:value-type="string">
            <text:p text:style-name="P21">13/06/2007</text:p>
          </table:table-cell>
          <table:table-cell table:style-name="Tabela4.A2" office:value-type="string">
            <text:p text:style-name="P23">Tiago Andrade Serpa</text:p>
          </table:table-cell>
          <table:table-cell table:style-name="Tabela4.D2" office:value-type="string">
            <text:p text:style-name="P21">Proposta inicial</text:p>
          </table:table-cell>
        </table:table-row>
      </table:table>
      <text:p text:style-name="P12"/>
      <text:list text:style-name="L1">
        <text:list-item>
          <text:p text:style-name="P82">Objetivos</text:p>
        </text:list-item>
      </text:list>
      <text:p text:style-name="P4"><text:span text:style-name="T5">Este teste de aceitação visa garantir que todas as funcionalidades usadas pelo ator Docente sejam implementadas corretamente</text:span><text:span text:style-name="T6">.</text:span><text:span text:style-name="T5"> <text:s/>Tal aceitação será dada pelo cliente com base neste documento.</text:span></text:p>
      <text:list text:style-name="L1" text:continue-numbering="true">
        <text:list-item>
          <text:p text:style-name="P83">Testes de Aceitação</text:p>
          <text:list>
            <text:list-item>
              <text:h text:style-name="P85" text:outline-level="2">Selecionar o curso (tela inicial do Docente)</text:h>
            </text:list-item>
          </text:list>
        </text:list-item>
      </text:list>
      <text:list text:style-name="L2">
        <text:list-item>
          <text:p text:style-name="P27">Clicar no combo onde diz “Selecione o Curso” e selecionar uma das opções;</text:p>
        </text:list-item>
        <text:list-item>
          <text:p text:style-name="P27">Clicar <text:span text:style-name="T13">no botão </text:span>“Confirma”;</text:p>
        </text:list-item>
        <text:list-item>
          <text:p text:style-name="P27">Verificar na tela de apresentação se este realmente foi o curso selecionado.</text:p>
        </text:list-item>
      </text:list>
      <text:list text:style-name="L1" text:continue-numbering="true">
        <text:list-item>
          <text:list text:continue-numbering="true">
            <text:list-item>
              <text:h text:style-name="P85" text:outline-level="2">Cadastrar notas e freqüências </text:h>
            </text:list-item>
          </text:list>
        </text:list-item>
      </text:list>
      <text:list text:style-name="L3">
        <text:list-item>
          <text:p text:style-name="P30">Clicar no menu principal em “Notas e Freqüências”;</text:p>
        </text:list-item>
        <text:list-item>
          <text:p text:style-name="P30">Clicar no combo onde diz “Escolha uma turma” e selecionar uma turma;</text:p>
        </text:list-item>
        <text:list-item>
          <text:p text:style-name="P30">Clicar <text:span text:style-name="T13">no botão </text:span>“OK”;</text:p>
        </text:list-item>
        <text:list-item>
          <text:p text:style-name="P30">Para um determinado aluno X (à sua escolha) digitar as notas e a freqüência;</text:p>
        </text:list-item>
        <text:list-item>
          <text:p text:style-name="P30">Clicar <text:span text:style-name="T13">no botão </text:span>“Atualizar”;</text:p>
        </text:list-item>
        <text:list-item>
          <text:p text:style-name="P30">Saia do sistema e entrar com um usuário com o perfil de Aluno que participa da disciplina / turma em questão;</text:p>
        </text:list-item>
        <text:list-item>
          <text:p text:style-name="P30">No combo “Selecione o curso”, selecionar o curso em questão;</text:p>
        </text:list-item>
        <text:list-item>
          <text:p text:style-name="P30">Clicar no botão “Confirma”;</text:p>
        </text:list-item>
        <text:list-item>
          <text:p text:style-name="P30">Clicar no menu principal em “Histórico Acadêmico”;</text:p>
        </text:list-item>
        <text:list-item>
          <text:p text:style-name="P30">Em “Turma:”, selecionar a turma em questão no combo conforme a turma do item (b);</text:p>
        </text:list-item>
        <text:list-item>
          <text:p text:style-name="P30">Clicar no botão “OK”;</text:p>
        </text:list-item>
        <text:list-item>
          <text:p text:style-name="P30">Verificar se as notas e freqüências são as iguais às digitadas no item (d).</text:p>
        </text:list-item>
      </text:list>
      <text:list text:style-name="L1" text:continue-numbering="true">
        <text:list-item>
          <text:list text:continue-numbering="true">
            <text:list-item>
              <text:h text:style-name="P85" text:outline-level="2">Definir expressão de NF c/ média simples</text:h>
            </text:list-item>
          </text:list>
        </text:list-item>
      </text:list>
      <text:list text:style-name="L4">
        <text:list-item>
          <text:p text:style-name="P42">Clicar no menu principal em “Definir expressão de NF”;</text:p>
        </text:list-item>
        <text:list-item>
          <text:p text:style-name="P42">Em “Turma:” clicar no combo onde diz “Escolha uma turma” e selecionar uma turma;</text:p>
        </text:list-item>
        <text:list-item>
          <text:p text:style-name="P42">Em “Notas:” digitar a quantidade de notas desejada;</text:p>
        </text:list-item>
        <text:list-item>
          <text:p text:style-name="P42">Selecionar o checkbox “Média Simples”;</text:p>
        </text:list-item>
        <text:list-item>
          <text:p text:style-name="P42">Clicar no botão “Salvar”;</text:p>
        </text:list-item>
        <text:list-item>
          <text:p text:style-name="P42">Executar os itens (a) ao (e) do teste de aceitação 2.2 considerando a mesma turma do item (b) deste teste de aceitação;</text:p>
        </text:list-item>
        <text:list-item>
          <text:p text:style-name="P42">Clicar <text:span text:style-name="T13">no menu principal em “Notas e Freqüências”;</text:span></text:p>
        </text:list-item>
        <text:list-item>
          <text:p text:style-name="P42">Clicar no combo onde diz “Escolha uma turma” e selecionar a mesma turma selecionada anteriormente;</text:p>
        </text:list-item>
        <text:list-item>
          <text:p text:style-name="P42">Clicar no botão “OK”;</text:p>
        </text:list-item>
        <text:list-item>
          <text:p text:style-name="P42">Verificar a NF (Nota Final) do aluno do item (f) baseado na média aqui estabelecida.</text:p>
        </text:list-item>
      </text:list>
      <text:list text:style-name="L1" text:continue-numbering="true">
        <text:list-item>
          <text:list text:continue-numbering="true">
            <text:list-item>
              <text:h text:style-name="P85" text:outline-level="2">Definir expressão de NF c/ expressão</text:h>
            </text:list-item>
          </text:list>
        </text:list-item>
      </text:list>
      <text:list text:style-name="L4">
        <text:list-item text:start-value="1">
          <text:p text:style-name="P42">Clicar no menu principal em “Definir expressão de NF”;</text:p>
        </text:list-item>
        <text:list-item>
          <text:p text:style-name="P42">Em “Turma:” clicar no combo onde diz “Escolha uma turma” e selecionar uma turma;</text:p>
        </text:list-item>
        <text:list-item>
          <text:p text:style-name="P42">Em “Notas:” digitar a quantidade de notas desejada;</text:p>
        </text:list-item>
        <text:list-item>
          <text:p text:style-name="P42">Selecionar o checkbox “Expressão”;</text:p>
        </text:list-item>
        <text:list-item>
          <text:p text:style-name="P42">Digitar uma expressão válida no campo de texto;</text:p>
        </text:list-item>
        <text:list-item>
          <text:p text:style-name="P42">Clicar no botão “Salvar”;</text:p>
        </text:list-item>
        <text:list-item>
          <text:p text:style-name="P42">Executar os itens (a) ao (e) do teste de aceitação 2.2 considerando a mesma turma do item (b) deste teste de aceitação;</text:p>
        </text:list-item>
        <text:list-item>
          <text:p text:style-name="P42">Clicar <text:span text:style-name="T13">no menu principal em “Notas e Freqüências”;</text:span></text:p>
        </text:list-item>
        <text:list-item>
          <text:p text:style-name="P42">Clicar no combo onde diz “Escolha uma turma” e selecionar a mesma turma selecionada anteriormente;</text:p>
        </text:list-item>
        <text:list-item>
          <text:p text:style-name="P42">Clicar no botão “OK”;</text:p>
        </text:list-item>
        <text:list-item>
          <text:p text:style-name="P42">Verificar a NF (Nota Final) do aluno do item (f) baseado na média aqui estabelecida.</text:p>
        </text:list-item>
      </text:list>
      <text:list text:style-name="L1" text:continue-numbering="true">
        <text:list-item>
          <text:list text:continue-numbering="true">
            <text:list-item>
              <text:h text:style-name="P85" text:outline-level="2">Editar expressão de NF</text:h>
            </text:list-item>
          </text:list>
        </text:list-item>
      </text:list>
      <text:list text:style-name="L5">
        <text:list-item text:start-value="1">
          <text:p text:style-name="P63">Clicar no menu principal em “Definir expressão de NF”;</text:p>
        </text:list-item>
        <text:list-item>
          <text:p text:style-name="P63">Na tabela exibida na parte inferior direita da tela, selecionar uma expressão a qual deseja editar e clicar no link “Editar”;</text:p>
        </text:list-item>
        <text:list-item>
          <text:p text:style-name="P63">Editar as informações de forma a alterá-las por dados válidos;</text:p>
        </text:list-item>
        <text:list-item>
          <text:p text:style-name="P63">Clicar no botão “Salvar”;</text:p>
        </text:list-item>
        <text:list-item>
          <text:p text:style-name="P63">Executar os itens (a) ao (e) do teste de aceitação 2.2 considerando a mesma turma do item (b) deste teste de aceitação;</text:p>
        </text:list-item>
        <text:list-item>
          <text:p text:style-name="P63">Clicar <text:span text:style-name="T13">no menu principal em “Notas e Freqüências”;</text:span></text:p>
        </text:list-item>
        <text:list-item>
          <text:p text:style-name="P63">Clicar no combo onde diz “Escolha uma turma” e selecionar a mesma turma selecionada anteriormente;</text:p>
        </text:list-item>
        <text:list-item>
          <text:p text:style-name="P63">Clicar no botão “OK”;</text:p>
        </text:list-item>
        <text:list-item>
          <text:p text:style-name="P63">Verificar a NF (Nota Final) do aluno do item (f) baseado na média aqui estabelecida.</text:p>
        </text:list-item>
      </text:list>
      <text:list text:style-name="L1" text:continue-numbering="true">
        <text:list-item>
          <text:list text:continue-numbering="true">
            <text:list-item>
              <text:h text:style-name="P85" text:outline-level="2">Excluir expressão de NF</text:h>
            </text:list-item>
          </text:list>
        </text:list-item>
      </text:list>
      <text:list text:style-name="L6">
        <text:list-item text:start-value="1">
          <text:p text:style-name="P72">Clicar no menu principal em “Definir expressão de NF”;</text:p>
        </text:list-item>
        <text:list-item>
          <text:p text:style-name="P72">Na tabela exibida na parte inferior direita da tela, selecionar uma expressão a qual deseja excluir e clicar no link “Excluir”;</text:p>
        </text:list-item>
        <text:list-item>
          <text:p text:style-name="P72">Clicar <text:span text:style-name="T13">no menu principal em “Notas e Freqüências”;</text:span></text:p>
        </text:list-item>
        <text:list-item>
          <text:p text:style-name="P72">Clicar no combo onde diz “Escolha uma turma” e selecionar a mesma turma onde foi excluída a expressão no item (b);</text:p>
        </text:list-item>
        <text:list-item>
          <text:p text:style-name="P72">Clicar no botão “OK”;</text:p>
        </text:list-item>
        <text:list-item>
          <text:p text:style-name="P72">Verificar se a mensagem exibida é “Expressão de Nota Final não definida para esta turma”.</text:p>
        </text:list-item>
      </text:list>
      <text:list text:style-name="L1" text:continue-numbering="true">
        <text:list-item>
          <text:list text:continue-numbering="true">
            <text:list-item>
              <text:h text:style-name="P85" text:outline-level="2">Consultar Desempenho</text:h>
            </text:list-item>
          </text:list>
        </text:list-item>
      </text:list>
      <text:list text:style-name="L6">
        <text:list-item text:start-value="1">
          <text:p text:style-name="P72">Considerando que já tenha efetuado uma avaliação de docente por um aluno, clicar no menu principal em “Consultar Desempenho”;</text:p>
        </text:list-item>
        <text:list-item>
          <text:p text:style-name="P72">Em “Turma:” Clicar no combo onde diz “Escolha uma turma” e selecionar a turma;</text:p>
        </text:list-item>
        <text:list-item>
          <text:p text:style-name="P72">Verificar se o resultado impresso na tela condiz com a avaliação realizada pelo aluno.</text:p>
        </text:list-item>
      </text:list>
      <text:list text:style-name="L7">
        <text:list-header>
          <text:p text:style-name="P81"/>
        </text:list-header>
      </text:list>
      <text:list text:style-name="L1" text:continue-numbering="true">
        <text:list-item>
          <text:p text:style-name="P84">Referências</text:p>
        </text:list-item>
      </text:list>
      <table:table table:name="Table2" table:style-name="Table2">
        <table:table-column table:style-name="Table2.A"/>
        <table:table-column table:style-name="Table2.B"/>
        <table:table-row>
          <table:table-cell table:style-name="Table2.A1" office:value-type="string">
            <text:p text:style-name="P24">[1<text:span text:style-name="T11">]</text:span></text:p>
          </table:table-cell>
          <table:table-cell table:style-name="Table2.A1" office:value-type="string">
            <text:p text:style-name="P6">Projeto de interação de Docente.</text:p>
          </table:table-cell>
        </table:table-row>
        <table:table-row>
          <table:table-cell table:style-name="Table2.A1" office:value-type="string">
            <text:p text:style-name="P24">[2<text:span text:style-name="T11">]</text:span></text:p>
          </table:table-cell>
          <table:table-cell table:style-name="Table2.A1" office:value-type="string">
            <text:p text:style-name="P5">Declaração de escopo (Escola 1.0) – <text:span text:style-name="T12">escopo-escola-1.0.odt</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2</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2</text:page-number></text:span></text:p>
      </style:footer>
    </style:master-page>
    <style:master-page style:name="Converter_20_4" style:display-name="Converter 4" style:page-layout-name="pm5">
      <style:header>
        <text:p text:style-name="P3">Testes de Aceitação<text:tab/>Escola</text:p>
      </style:header>
      <style:footer>
        <text:p text:style-name="P4"/>
      </style:footer>
    </style:master-page>
    <style:master-page style:name="Converter_20_5" style:display-name="Converter 5" style:page-layout-name="pm5">
      <style:header>
        <text:p text:style-name="P2">Testes de Aceitação<text:tab/></text:p>
      </style:header>
      <style:footer>
        <text:p text:style-name="P4"/>
      </style:footer>
    </style:master-page>
    <style:master-page style:name="Converter_20_6" style:display-name="Converter 6" style:page-layout-name="pm6">
      <style:header>
        <text:p text:style-name="P3">Testes de Aceitação – Docente<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2</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6-20T15:00:12</dc:date>
    <meta:printed-by>a a</meta:printed-by>
    <meta:print-date>2007-03-07T12:01:56</meta:print-date>
    <meta:keyword>management plans</meta:keyword>
    <meta:keyword>software project management plans</meta:keyword>
    <meta:keyword>IT project management plans</meta:keyword>
    <dc:language>pt-BR</dc:language>
    <meta:editing-cycles>453</meta:editing-cycles>
    <meta:editing-duration>P1DT8H47M7S</meta:editing-duration>
    <meta:user-defined meta:name="Info 1"/>
    <meta:user-defined meta:name="Info 2"/>
    <meta:user-defined meta:name="Info 3"/>
    <meta:user-defined meta:name="Info 4"/>
    <meta:document-statistic meta:table-count="4" meta:image-count="0" meta:object-count="0" meta:page-count="6" meta:paragraph-count="105" meta:word-count="812" meta:character-count="4849"/>
  </office:meta>
</office:document-meta>
</file>